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2.267cm"/>
    </style:style>
    <style:style style:name="co3" style:family="table-column">
      <style:table-column-properties fo:break-before="auto" style:column-width="4.554cm"/>
    </style:style>
    <style:style style:name="co4" style:family="table-column">
      <style:table-column-properties fo:break-before="auto" style:column-width="5.689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table table:name="Sheet1" table:style-name="ta1" table:print="false">
        <table:table-column table:style-name="co3" table:number-columns-repeated="2" table:default-cell-style-name="Default"/>
        <table:table-column table:style-name="co2" table:default-cell-style-name="Default"/>
        <table:table-column table:style-name="co4" table:default-cell-style-name="Default"/>
        <table:table-column table:style-name="co3" table:default-cell-style-name="Default"/>
        <table:table-column table:style-name="co2" table:number-columns-repeated="1017" table:default-cell-style-name="Default"/>
        <table:table-row table:style-name="ro2">
          <table:table-cell table:style-name="ce1" table:number-columns-repeated="3"/>
          <table:table-cell table:style-name="ce1" office:value-type="string">
            <text:p>Filename</text:p>
          </table:table-cell>
          <table:table-cell table:style-name="ce1" office:value-type="string">
            <text:p>Name</text:p>
          </table:table-cell>
          <table:table-cell table:style-name="ce1" office:value-type="string">
            <text:p>Rarity</text:p>
          </table:table-cell>
          <table:table-cell table:style-name="ce1" office:value-type="string">
            <text:p>Type</text:p>
          </table:table-cell>
          <table:table-cell table:style-name="ce1" office:value-type="string">
            <text:p>Cost</text:p>
          </table:table-cell>
          <table:table-cell table:style-name="ce1" office:value-type="string">
            <text:p>Cost Type</text:p>
          </table:table-cell>
          <table:table-cell table:style-name="ce1" office:value-type="string">
            <text:p>Cancel</text:p>
          </table:table-cell>
          <table:table-cell table:style-name="ce1" office:value-type="string">
            <text:p>Cancel Type</text:p>
          </table:table-cell>
          <table:table-cell table:style-name="ce1" office:value-type="string">
            <text:p>Wealth</text:p>
          </table:table-cell>
          <table:table-cell table:style-name="ce1" office:value-type="string">
            <text:p>Attack</text:p>
          </table:table-cell>
          <table:table-cell table:style-name="ce1" office:value-type="string">
            <text:p>Parry</text:p>
          </table:table-cell>
          <table:table-cell table:style-name="ce1" office:value-type="string">
            <text:p>Cannon</text:p>
          </table:table-cell>
          <table:table-cell table:style-name="ce1" office:value-type="string">
            <text:p>Sailing</text:p>
          </table:table-cell>
          <table:table-cell table:style-name="ce1" office:value-type="string">
            <text:p>Adventuring</text:p>
          </table:table-cell>
          <table:table-cell table:style-name="ce1" office:value-type="string">
            <text:p>Influence</text:p>
          </table:table-cell>
          <table:table-cell table:style-name="ce1" office:value-type="string">
            <text:p>Swashbuckling</text:p>
          </table:table-cell>
          <table:table-cell table:style-name="ce1" office:value-type="string">
            <text:p>Crew Max.</text:p>
          </table:table-cell>
          <table:table-cell table:style-name="ce1" office:value-type="string">
            <text:p>Move Cost</text:p>
          </table:table-cell>
          <table:table-cell table:style-name="ce1" office:value-type="string">
            <text:p>Faction</text:p>
          </table:table-cell>
          <table:table-cell table:style-name="ce1" office:value-type="string">
            <text:p>Text</text:p>
          </table:table-cell>
          <table:table-cell table:style-name="ce1" table:number-columns-repeated="999"/>
        </table:table-row>
        <table:table-row table:style-name="ro2">
          <table:table-cell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office:value-type="string" office:string-value="  &lt;card id=~e9c52701-5e14-4852-aa53-7ebd498bf758~ name=~The Curse~&gt;&lt;property name=~Rarity~ value=~F-S~ /&gt;&lt;property name=~Type~ value=~attachments~ /&gt;&lt;property name=~Cost~ value=~2~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Black Freighter Captain Attachment - Letter of Marque..Unique .. You must have 2 or more non-Skeletal crew on your Ship to put The Curse into play. .. Act: Tack this card to move your Ship one Sea Closer to another player's Ship.~ /&gt;&lt;/card&gt;">
            <text:p><text:s text:c="2"/>&lt;card id=~e9c52701-5e14-4852-aa53-7ebd498bf758~ name=~The Curse~&gt;&lt;property name=~Rarity~ value=~F-S~ /&gt;&lt;property name=~Type~ value=~attachments~ /&gt;&lt;property name=~Cost~ value=~2~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Black Freighter Captain Attachment - Letter of Marque..Unique .. You must have 2 or more non-Skeletal crew on your Ship to put The Curse into play. .. Act: Tack this card to move your Ship one Sea Closer to another player's Ship.~ /&gt;&lt;/card&gt;</text:p>
          </table:table-cell>
          <table:table-cell table:formula="of:=CONCATENATE(&quot; &lt;Relationship Target=~/cards/&quot;;[.D2];&quot;.jpg~ Id=~C&quot;;[.C2];&quot;~ Type=~http://schemas.octgn.org/picture~/&gt;&quot;)" office:value-type="string" office:string-value=" &lt;Relationship Target=~/cards/BlackSails_thecurse.jpg~ Id=~Ce9c52701-5e14-4852-aa53-7ebd498bf758~ Type=~http://schemas.octgn.org/picture~/&gt;">
            <text:p><text:s/>&lt;Relationship Target=~/cards/BlackSails_thecurse.jpg~ Id=~Ce9c52701-5e14-4852-aa53-7ebd498bf758~ Type=~http://schemas.octgn.org/picture~/&gt;</text:p>
          </table:table-cell>
          <table:table-cell office:value-type="string">
            <text:p>e9c52701-5e14-4852-aa53-7ebd498bf758</text:p>
          </table:table-cell>
          <table:table-cell office:value-type="string">
            <text:p>BlackSails_thecurse</text:p>
          </table:table-cell>
          <table:table-cell office:value-type="string">
            <text:p>The Curse</text:p>
          </table:table-cell>
          <table:table-cell office:value-type="string">
            <text:p>F-S</text:p>
          </table:table-cell>
          <table:table-cell office:value-type="string">
            <text:p>attachments</text:p>
          </table:table-cell>
          <table:table-cell office:value-type="float" office:value="2">
            <text:p>2</text:p>
          </table:table-cell>
          <table:table-cell office:value-type="string">
            <text:p>Sw</text:p>
          </table:table-cell>
          <table:table-cell table:number-columns-repeated="3"/>
          <table:table-cell office:value-type="string">
            <text:p>C</text:p>
          </table:table-cell>
          <table:table-cell office:value-type="string">
            <text:p>d,s</text:p>
          </table:table-cell>
          <table:table-cell table:number-columns-repeated="8"/>
          <table:table-cell office:value-type="string">
            <text:p>Black Freighter Captain Attachment - Letter of Marque..Unique .. You must have 2 or more non-Skeletal crew on your Ship to put The Curse into play. .. Act: Tack this card to move your Ship one Sea Closer to another player's Ship.</text:p>
          </table:table-cell>
          <table:table-cell table:number-columns-repeated="999"/>
        </table:table-row>
        <table:table-row table:style-name="ro2">
          <table:table-cell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office:value-type="string" office:string-value="  &lt;card id=~1027d72e-efd9-47a6-b46c-245c738b6afd~ name=~Cursed Cutlass~&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To complete: Tack 3 Adventuring (2 if you have a Villainous Captain). Item..crew Attachment: +1 Swashbuckling. This crew inflicts 1 extra Hit during Boarding Attacks. It caused its owner no end of trouble... until he died. Ever since, his luck's been great.~ /&gt;&lt;/card&gt;">
            <text:p><text:s text:c="2"/>&lt;card id=~1027d72e-efd9-47a6-b46c-245c738b6afd~ name=~Cursed Cutlass~&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To complete: Tack 3 Adventuring (2 if you have a Villainous Captain). Item..crew Attachment: +1 Swashbuckling. This crew inflicts 1 extra Hit during Boarding Attacks. It caused its owner no end of trouble... until he died. Ever since, his luck's been great.~ /&gt;&lt;/card&gt;</text:p>
          </table:table-cell>
          <table:table-cell table:formula="of:=CONCATENATE(&quot; &lt;Relationship Target=~/cards/&quot;;[.D3];&quot;.jpg~ Id=~C&quot;;[.C3];&quot;~ Type=~http://schemas.octgn.org/picture~/&gt;&quot;)" office:value-type="string" office:string-value=" &lt;Relationship Target=~/cards/BlackSails_cursedcutlass.jpg~ Id=~C1027d72e-efd9-47a6-b46c-245c738b6afd~ Type=~http://schemas.octgn.org/picture~/&gt;">
            <text:p><text:s/>&lt;Relationship Target=~/cards/BlackSails_cursedcutlass.jpg~ Id=~C1027d72e-efd9-47a6-b46c-245c738b6afd~ Type=~http://schemas.octgn.org/picture~/&gt;</text:p>
          </table:table-cell>
          <table:table-cell office:value-type="string">
            <text:p>1027d72e-efd9-47a6-b46c-245c738b6afd</text:p>
          </table:table-cell>
          <table:table-cell office:value-type="string">
            <text:p>BlackSails_cursedcutlass</text:p>
          </table:table-cell>
          <table:table-cell office:value-type="string">
            <text:p>Cursed Cutlass</text:p>
          </table:table-cell>
          <table:table-cell office:value-type="string">
            <text:p>F</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 To complete: Tack 3 Adventuring (2 if you have a Villainous Captain). Item..crew Attachment: +1 Swashbuckling. This crew inflicts 1 extra Hit during Boarding Attacks. It caused its owner no end of trouble... until he died. Ever since, his luck's been great.</text:p>
          </table:table-cell>
          <table:table-cell table:number-columns-repeated="999"/>
        </table:table-row>
        <table:table-row table:style-name="ro2">
          <table:table-cell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office:value-type="string" office:string-value="  &lt;card id=~15d3cc48-4abd-457c-b33b-4ec327bd770e~ name=~Dalia~&gt;&lt;property name=~Rarity~ value=~F~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4~ /&gt;&lt;property name=~Crew Max.~ value=~~ /&gt;&lt;property name=~Move Cost~ value=~~ /&gt;&lt;property name=~Faction~ value=~Black Freighter~ /&gt;&lt;property name=~Text~ value=~Experienced..Unique..Loyal..Swordsman+2 .. Immediately after Dalia plays a Boarding Attack, you may sink one of your crew to draw a card.~ /&gt;&lt;/card&gt;">
            <text:p><text:s text:c="2"/>&lt;card id=~15d3cc48-4abd-457c-b33b-4ec327bd770e~ name=~Dalia~&gt;&lt;property name=~Rarity~ value=~F~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4~ /&gt;&lt;property name=~Crew Max.~ value=~~ /&gt;&lt;property name=~Move Cost~ value=~~ /&gt;&lt;property name=~Faction~ value=~Black Freighter~ /&gt;&lt;property name=~Text~ value=~Experienced..Unique..Loyal..Swordsman+2 .. Immediately after Dalia plays a Boarding Attack, you may sink one of your crew to draw a card.~ /&gt;&lt;/card&gt;</text:p>
          </table:table-cell>
          <table:table-cell table:formula="of:=CONCATENATE(&quot; &lt;Relationship Target=~/cards/&quot;;[.D4];&quot;.jpg~ Id=~C&quot;;[.C4];&quot;~ Type=~http://schemas.octgn.org/picture~/&gt;&quot;)" office:value-type="string" office:string-value=" &lt;Relationship Target=~/cards/BlackSails_dalia.jpg~ Id=~C15d3cc48-4abd-457c-b33b-4ec327bd770e~ Type=~http://schemas.octgn.org/picture~/&gt;">
            <text:p><text:s/>&lt;Relationship Target=~/cards/BlackSails_dalia.jpg~ Id=~C15d3cc48-4abd-457c-b33b-4ec327bd770e~ Type=~http://schemas.octgn.org/picture~/&gt;</text:p>
          </table:table-cell>
          <table:table-cell office:value-type="string">
            <text:p>15d3cc48-4abd-457c-b33b-4ec327bd770e</text:p>
          </table:table-cell>
          <table:table-cell office:value-type="string">
            <text:p>BlackSails_dalia</text:p>
          </table:table-cell>
          <table:table-cell office:value-type="string">
            <text:p>Dalia</text:p>
          </table:table-cell>
          <table:table-cell office:value-type="string">
            <text:p>F</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table:number-columns-repeated="2" office:value-type="float" office:value="1">
            <text:p>1</text:p>
          </table:table-cell>
          <table:table-cell office:value-type="float" office:value="4">
            <text:p>4</text:p>
          </table:table-cell>
          <table:table-cell table:number-columns-repeated="2"/>
          <table:table-cell office:value-type="string">
            <text:p>Black Freighter</text:p>
          </table:table-cell>
          <table:table-cell office:value-type="string">
            <text:p>Experienced..Unique..Loyal..Swordsman+2 .. Immediately after Dalia plays a Boarding Attack, you may sink one of your crew to draw a card.</text:p>
          </table:table-cell>
          <table:table-cell table:number-columns-repeated="999"/>
        </table:table-row>
        <table:table-row table:style-name="ro2">
          <table:table-cell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office:value-type="string" office:string-value="  &lt;card id=~26c56771-c425-4c2a-b06c-911ea220dcf5~ name=~Don Deanna~&gt;&lt;property name=~Rarity~ value=~F~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4~ /&gt;&lt;property name=~Crew Max.~ value=~~ /&gt;&lt;property name=~Move Cost~ value=~~ /&gt;&lt;property name=~Faction~ value=~Black Freighter~ /&gt;&lt;property name=~Text~ value=~Experienced..Unique..Loyal..Villainous..Swordsman+2 .. Increase your hand size by 1 while your ship is involved in a Boarding. Some souls are simply too wicked to die.~ /&gt;&lt;/card&gt;">
            <text:p><text:s text:c="2"/>&lt;card id=~26c56771-c425-4c2a-b06c-911ea220dcf5~ name=~Don Deanna~&gt;&lt;property name=~Rarity~ value=~F~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4~ /&gt;&lt;property name=~Crew Max.~ value=~~ /&gt;&lt;property name=~Move Cost~ value=~~ /&gt;&lt;property name=~Faction~ value=~Black Freighter~ /&gt;&lt;property name=~Text~ value=~Experienced..Unique..Loyal..Villainous..Swordsman+2 .. Increase your hand size by 1 while your ship is involved in a Boarding. Some souls are simply too wicked to die.~ /&gt;&lt;/card&gt;</text:p>
          </table:table-cell>
          <table:table-cell table:formula="of:=CONCATENATE(&quot; &lt;Relationship Target=~/cards/&quot;;[.D5];&quot;.jpg~ Id=~C&quot;;[.C5];&quot;~ Type=~http://schemas.octgn.org/picture~/&gt;&quot;)" office:value-type="string" office:string-value=" &lt;Relationship Target=~/cards/BlackSails_dondeanna.jpg~ Id=~C26c56771-c425-4c2a-b06c-911ea220dcf5~ Type=~http://schemas.octgn.org/picture~/&gt;">
            <text:p><text:s/>&lt;Relationship Target=~/cards/BlackSails_dondeanna.jpg~ Id=~C26c56771-c425-4c2a-b06c-911ea220dcf5~ Type=~http://schemas.octgn.org/picture~/&gt;</text:p>
          </table:table-cell>
          <table:table-cell office:value-type="string">
            <text:p>26c56771-c425-4c2a-b06c-911ea220dcf5</text:p>
          </table:table-cell>
          <table:table-cell office:value-type="string">
            <text:p>BlackSails_dondeanna</text:p>
          </table:table-cell>
          <table:table-cell office:value-type="string">
            <text:p>Don Deanna</text:p>
          </table:table-cell>
          <table:table-cell office:value-type="string">
            <text:p>F</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office:value-type="float" office:value="4">
            <text:p>4</text:p>
          </table:table-cell>
          <table:table-cell table:number-columns-repeated="2"/>
          <table:table-cell office:value-type="string">
            <text:p>Black Freighter</text:p>
          </table:table-cell>
          <table:table-cell office:value-type="string">
            <text:p>Experienced..Unique..Loyal..Villainous..Swordsman+2 .. Increase your hand size by 1 while your ship is involved in a Boarding. Some souls are simply too wicked to die.</text:p>
          </table:table-cell>
          <table:table-cell table:number-columns-repeated="999"/>
        </table:table-row>
        <table:table-row table:style-name="ro2">
          <table:table-cell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office:value-type="string" office:string-value="  &lt;card id=~320409a5-30d7-4d08-b8ce-d1bed13c8619~ name=~Feed the Hunger~&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To complete: Tack and sink one of your crew, if you have a Villainous Captain. crew Attachment: +1 Swashbuckling. This crew inflicts 2 extra Hits during Boarding Attacks. The undead aren't choosy. If they have no living victims, they'll turn on their own...~ /&gt;&lt;/card&gt;">
            <text:p><text:s text:c="2"/>&lt;card id=~320409a5-30d7-4d08-b8ce-d1bed13c8619~ name=~Feed the Hunger~&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To complete: Tack and sink one of your crew, if you have a Villainous Captain. crew Attachment: +1 Swashbuckling. This crew inflicts 2 extra Hits during Boarding Attacks. The undead aren't choosy. If they have no living victims, they'll turn on their own...~ /&gt;&lt;/card&gt;</text:p>
          </table:table-cell>
          <table:table-cell table:formula="of:=CONCATENATE(&quot; &lt;Relationship Target=~/cards/&quot;;[.D6];&quot;.jpg~ Id=~C&quot;;[.C6];&quot;~ Type=~http://schemas.octgn.org/picture~/&gt;&quot;)" office:value-type="string" office:string-value=" &lt;Relationship Target=~/cards/BlackSails_feedthehunger.jpg~ Id=~C320409a5-30d7-4d08-b8ce-d1bed13c8619~ Type=~http://schemas.octgn.org/picture~/&gt;">
            <text:p><text:s/>&lt;Relationship Target=~/cards/BlackSails_feedthehunger.jpg~ Id=~C320409a5-30d7-4d08-b8ce-d1bed13c8619~ Type=~http://schemas.octgn.org/picture~/&gt;</text:p>
          </table:table-cell>
          <table:table-cell office:value-type="string">
            <text:p>320409a5-30d7-4d08-b8ce-d1bed13c8619</text:p>
          </table:table-cell>
          <table:table-cell office:value-type="string">
            <text:p>BlackSails_feedthehunger</text:p>
          </table:table-cell>
          <table:table-cell office:value-type="string">
            <text:p>Feed the Hunger</text:p>
          </table:table-cell>
          <table:table-cell office:value-type="string">
            <text:p>F</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 To complete: Tack and sink one of your crew, if you have a Villainous Captain. crew Attachment: +1 Swashbuckling. This crew inflicts 2 extra Hits during Boarding Attacks. The undead aren't choosy. If they have no living victims, they'll turn on their own...</text:p>
          </table:table-cell>
          <table:table-cell table:number-columns-repeated="999"/>
        </table:table-row>
        <table:table-row table:style-name="ro2">
          <table:table-cell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office:value-type="string" office:string-value="  &lt;card id=~46f8ef62-f032-4287-bf70-c6d9d7763448~ name=~Gilles Allais du Crieux~&gt;&lt;property name=~Rarity~ value=~F~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3~ /&gt;&lt;property name=~Sailing~ value=~2~ /&gt;&lt;property name=~Adventuring~ value=~2~ /&gt;&lt;property name=~Influence~ value=~2~ /&gt;&lt;property name=~Swashbuckling~ value=~3~ /&gt;&lt;property name=~Crew Max.~ value=~~ /&gt;&lt;property name=~Move Cost~ value=~~ /&gt;&lt;property name=~Faction~ value=~Black Freighter~ /&gt;&lt;property name=~Text~ value=~Experienced..Unique..Loyal..Villainous~ /&gt;&lt;/card&gt;">
            <text:p><text:s text:c="2"/>&lt;card id=~46f8ef62-f032-4287-bf70-c6d9d7763448~ name=~Gilles Allais du Crieux~&gt;&lt;property name=~Rarity~ value=~F~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3~ /&gt;&lt;property name=~Sailing~ value=~2~ /&gt;&lt;property name=~Adventuring~ value=~2~ /&gt;&lt;property name=~Influence~ value=~2~ /&gt;&lt;property name=~Swashbuckling~ value=~3~ /&gt;&lt;property name=~Crew Max.~ value=~~ /&gt;&lt;property name=~Move Cost~ value=~~ /&gt;&lt;property name=~Faction~ value=~Black Freighter~ /&gt;&lt;property name=~Text~ value=~Experienced..Unique..Loyal..Villainous~ /&gt;&lt;/card&gt;</text:p>
          </table:table-cell>
          <table:table-cell table:formula="of:=CONCATENATE(&quot; &lt;Relationship Target=~/cards/&quot;;[.D7];&quot;.jpg~ Id=~C&quot;;[.C7];&quot;~ Type=~http://schemas.octgn.org/picture~/&gt;&quot;)" office:value-type="string" office:string-value=" &lt;Relationship Target=~/cards/BlackSails_gillesallaisducrieux.jpg~ Id=~C46f8ef62-f032-4287-bf70-c6d9d7763448~ Type=~http://schemas.octgn.org/picture~/&gt;">
            <text:p><text:s/>&lt;Relationship Target=~/cards/BlackSails_gillesallaisducrieux.jpg~ Id=~C46f8ef62-f032-4287-bf70-c6d9d7763448~ Type=~http://schemas.octgn.org/picture~/&gt;</text:p>
          </table:table-cell>
          <table:table-cell office:value-type="string">
            <text:p>46f8ef62-f032-4287-bf70-c6d9d7763448</text:p>
          </table:table-cell>
          <table:table-cell office:value-type="string">
            <text:p>BlackSails_gillesallaisducrieux</text:p>
          </table:table-cell>
          <table:table-cell office:value-type="string">
            <text:p>Gilles Allais du Crieux</text:p>
          </table:table-cell>
          <table:table-cell office:value-type="string">
            <text:p>F</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3">
            <text:p>3</text:p>
          </table:table-cell>
          <table:table-cell table:number-columns-repeated="3" office:value-type="float" office:value="2">
            <text:p>2</text:p>
          </table:table-cell>
          <table:table-cell office:value-type="float" office:value="3">
            <text:p>3</text:p>
          </table:table-cell>
          <table:table-cell table:number-columns-repeated="2"/>
          <table:table-cell office:value-type="string">
            <text:p>Black Freighter</text:p>
          </table:table-cell>
          <table:table-cell office:value-type="string">
            <text:p>Experienced..Unique..Loyal..Villainous</text:p>
          </table:table-cell>
          <table:table-cell table:number-columns-repeated="999"/>
        </table:table-row>
        <table:table-row table:style-name="ro2">
          <table:table-cell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office:value-type="string" office:string-value="  &lt;card id=~90f26999-6a68-45d5-91f3-01648a449b42~ name=~High Morale~&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To complete: Tack 5 Adventuring (3 if completed in the Trade Sea). Captain Attachment: React: Discard High Morale when you are absorbing Hits to suffer 3 fewer Hits. If your Ship's crew maximum is less than 9, you suffer 6 fewer Hits, instead.~ /&gt;&lt;/card&gt;">
            <text:p><text:s text:c="2"/>&lt;card id=~90f26999-6a68-45d5-91f3-01648a449b42~ name=~High Morale~&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To complete: Tack 5 Adventuring (3 if completed in the Trade Sea). Captain Attachment: React: Discard High Morale when you are absorbing Hits to suffer 3 fewer Hits. If your Ship's crew maximum is less than 9, you suffer 6 fewer Hits, instead.~ /&gt;&lt;/card&gt;</text:p>
          </table:table-cell>
          <table:table-cell table:formula="of:=CONCATENATE(&quot; &lt;Relationship Target=~/cards/&quot;;[.D8];&quot;.jpg~ Id=~C&quot;;[.C8];&quot;~ Type=~http://schemas.octgn.org/picture~/&gt;&quot;)" office:value-type="string" office:string-value=" &lt;Relationship Target=~/cards/BlackSails_highmorale.jpg~ Id=~C90f26999-6a68-45d5-91f3-01648a449b42~ Type=~http://schemas.octgn.org/picture~/&gt;">
            <text:p><text:s/>&lt;Relationship Target=~/cards/BlackSails_highmorale.jpg~ Id=~C90f26999-6a68-45d5-91f3-01648a449b42~ Type=~http://schemas.octgn.org/picture~/&gt;</text:p>
          </table:table-cell>
          <table:table-cell office:value-type="string">
            <text:p>90f26999-6a68-45d5-91f3-01648a449b42</text:p>
          </table:table-cell>
          <table:table-cell office:value-type="string">
            <text:p>BlackSails_highmorale</text:p>
          </table:table-cell>
          <table:table-cell office:value-type="string">
            <text:p>High Morale</text:p>
          </table:table-cell>
          <table:table-cell office:value-type="string">
            <text:p>F</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2 Seas Away - To complete: Tack 5 Adventuring (3 if completed in the Trade Sea). Captain Attachment: React: Discard High Morale when you are absorbing Hits to suffer 3 fewer Hits. If your Ship's crew maximum is less than 9, you suffer 6 fewer Hits, instead.</text:p>
          </table:table-cell>
          <table:table-cell table:number-columns-repeated="999"/>
        </table:table-row>
        <table:table-row table:style-name="ro2">
          <table:table-cell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office:value-type="string" office:string-value="  &lt;card id=~a4f564ca-208c-46d3-8c0a-f4ce08ae4270~ name=~Iken of Venderheim~&gt;&lt;property name=~Rarity~ value=~F~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1~ /&gt;&lt;property name=~Swashbuckling~ value=~4~ /&gt;&lt;property name=~Crew Max.~ value=~~ /&gt;&lt;property name=~Move Cost~ value=~~ /&gt;&lt;property name=~Faction~ value=~Black Freighter~ /&gt;&lt;property name=~Text~ value=~Experienced..Unique..Loyal .. You may sink Iken when he inflicts Hits with a Boarding Attack to inflict 5 extra Hits.~ /&gt;&lt;/card&gt;">
            <text:p><text:s text:c="2"/>&lt;card id=~a4f564ca-208c-46d3-8c0a-f4ce08ae4270~ name=~Iken of Venderheim~&gt;&lt;property name=~Rarity~ value=~F~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1~ /&gt;&lt;property name=~Swashbuckling~ value=~4~ /&gt;&lt;property name=~Crew Max.~ value=~~ /&gt;&lt;property name=~Move Cost~ value=~~ /&gt;&lt;property name=~Faction~ value=~Black Freighter~ /&gt;&lt;property name=~Text~ value=~Experienced..Unique..Loyal .. You may sink Iken when he inflicts Hits with a Boarding Attack to inflict 5 extra Hits.~ /&gt;&lt;/card&gt;</text:p>
          </table:table-cell>
          <table:table-cell table:formula="of:=CONCATENATE(&quot; &lt;Relationship Target=~/cards/&quot;;[.D9];&quot;.jpg~ Id=~C&quot;;[.C9];&quot;~ Type=~http://schemas.octgn.org/picture~/&gt;&quot;)" office:value-type="string" office:string-value=" &lt;Relationship Target=~/cards/BlackSails_ikenofvenderheim.jpg~ Id=~Ca4f564ca-208c-46d3-8c0a-f4ce08ae4270~ Type=~http://schemas.octgn.org/picture~/&gt;">
            <text:p><text:s/>&lt;Relationship Target=~/cards/BlackSails_ikenofvenderheim.jpg~ Id=~Ca4f564ca-208c-46d3-8c0a-f4ce08ae4270~ Type=~http://schemas.octgn.org/picture~/&gt;</text:p>
          </table:table-cell>
          <table:table-cell office:value-type="string">
            <text:p>a4f564ca-208c-46d3-8c0a-f4ce08ae4270</text:p>
          </table:table-cell>
          <table:table-cell office:value-type="string">
            <text:p>BlackSails_ikenofvenderheim</text:p>
          </table:table-cell>
          <table:table-cell office:value-type="string">
            <text:p>Iken of Venderheim</text:p>
          </table:table-cell>
          <table:table-cell office:value-type="string">
            <text:p>F</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4">
            <text:p>4</text:p>
          </table:table-cell>
          <table:table-cell table:number-columns-repeated="2"/>
          <table:table-cell office:value-type="string">
            <text:p>Black Freighter</text:p>
          </table:table-cell>
          <table:table-cell office:value-type="string">
            <text:p>Experienced..Unique..Loyal .. You may sink Iken when he inflicts Hits with a Boarding Attack to inflict 5 extra Hits.</text:p>
          </table:table-cell>
          <table:table-cell table:number-columns-repeated="999"/>
        </table:table-row>
        <table:table-row table:style-name="ro2">
          <table:table-cell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office:value-type="string" office:string-value="  &lt;card id=~76daf3a8-c77e-4339-9344-54199c88f9d8~ name=~Innocent Bystander~&gt;&lt;property name=~Rarity~ value=~F~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sinking a crew to absorb Hits. If your Captain is untacked, the crew absorbs 3 extra Hits.~ /&gt;&lt;/card&gt;">
            <text:p><text:s text:c="2"/>&lt;card id=~76daf3a8-c77e-4339-9344-54199c88f9d8~ name=~Innocent Bystander~&gt;&lt;property name=~Rarity~ value=~F~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sinking a crew to absorb Hits. If your Captain is untacked, the crew absorbs 3 extra Hits.~ /&gt;&lt;/card&gt;</text:p>
          </table:table-cell>
          <table:table-cell table:formula="of:=CONCATENATE(&quot; &lt;Relationship Target=~/cards/&quot;;[.D10];&quot;.jpg~ Id=~C&quot;;[.C10];&quot;~ Type=~http://schemas.octgn.org/picture~/&gt;&quot;)" office:value-type="string" office:string-value=" &lt;Relationship Target=~/cards/BlackSails_innocentbystander.jpg~ Id=~C76daf3a8-c77e-4339-9344-54199c88f9d8~ Type=~http://schemas.octgn.org/picture~/&gt;">
            <text:p><text:s/>&lt;Relationship Target=~/cards/BlackSails_innocentbystander.jpg~ Id=~C76daf3a8-c77e-4339-9344-54199c88f9d8~ Type=~http://schemas.octgn.org/picture~/&gt;</text:p>
          </table:table-cell>
          <table:table-cell office:value-type="string">
            <text:p>76daf3a8-c77e-4339-9344-54199c88f9d8</text:p>
          </table:table-cell>
          <table:table-cell office:value-type="string">
            <text:p>BlackSails_innocentbystander</text:p>
          </table:table-cell>
          <table:table-cell office:value-type="string">
            <text:p>Innocent Bystander</text:p>
          </table:table-cell>
          <table:table-cell office:value-type="string">
            <text:p>F</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this card when you are sinking a crew to absorb Hits. If your Captain is untacked, the crew absorbs 3 extra Hits.</text:p>
          </table:table-cell>
          <table:table-cell table:number-columns-repeated="999"/>
        </table:table-row>
        <table:table-row table:style-name="ro2">
          <table:table-cell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office:value-type="string" office:string-value="  &lt;card id=~72f24066-2d93-4e35-a54b-5cc58b360ee0~ name=~Lord Windamshire~&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3~ /&gt;&lt;property name=~Swashbuckling~ value=~2~ /&gt;&lt;property name=~Crew Max.~ value=~~ /&gt;&lt;property name=~Move Cost~ value=~~ /&gt;&lt;property name=~Faction~ value=~Black Freighter~ /&gt;&lt;property name=~Text~ value=~Experienced..Unique..Loyal .. Windamshire gains +1 Influence for every Adventure card attached to him.~ /&gt;&lt;/card&gt;">
            <text:p><text:s text:c="2"/>&lt;card id=~72f24066-2d93-4e35-a54b-5cc58b360ee0~ name=~Lord Windamshire~&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3~ /&gt;&lt;property name=~Swashbuckling~ value=~2~ /&gt;&lt;property name=~Crew Max.~ value=~~ /&gt;&lt;property name=~Move Cost~ value=~~ /&gt;&lt;property name=~Faction~ value=~Black Freighter~ /&gt;&lt;property name=~Text~ value=~Experienced..Unique..Loyal .. Windamshire gains +1 Influence for every Adventure card attached to him.~ /&gt;&lt;/card&gt;</text:p>
          </table:table-cell>
          <table:table-cell table:formula="of:=CONCATENATE(&quot; &lt;Relationship Target=~/cards/&quot;;[.D11];&quot;.jpg~ Id=~C&quot;;[.C11];&quot;~ Type=~http://schemas.octgn.org/picture~/&gt;&quot;)" office:value-type="string" office:string-value=" &lt;Relationship Target=~/cards/BlackSails_lordwindamshire.jpg~ Id=~C72f24066-2d93-4e35-a54b-5cc58b360ee0~ Type=~http://schemas.octgn.org/picture~/&gt;">
            <text:p><text:s/>&lt;Relationship Target=~/cards/BlackSails_lordwindamshire.jpg~ Id=~C72f24066-2d93-4e35-a54b-5cc58b360ee0~ Type=~http://schemas.octgn.org/picture~/&gt;</text:p>
          </table:table-cell>
          <table:table-cell office:value-type="string">
            <text:p>72f24066-2d93-4e35-a54b-5cc58b360ee0</text:p>
          </table:table-cell>
          <table:table-cell office:value-type="string">
            <text:p>BlackSails_lordwindamshire</text:p>
          </table:table-cell>
          <table:table-cell office:value-type="string">
            <text:p>Lord Windamshire</text:p>
          </table:table-cell>
          <table:table-cell office:value-type="string">
            <text:p>F</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table:number-columns-repeated="2" office:value-type="float" office:value="3">
            <text:p>3</text:p>
          </table:table-cell>
          <table:table-cell office:value-type="float" office:value="2">
            <text:p>2</text:p>
          </table:table-cell>
          <table:table-cell table:number-columns-repeated="2"/>
          <table:table-cell office:value-type="string">
            <text:p>Black Freighter</text:p>
          </table:table-cell>
          <table:table-cell office:value-type="string">
            <text:p>Experienced..Unique..Loyal .. Windamshire gains +1 Influence for every Adventure card attached to him.</text:p>
          </table:table-cell>
          <table:table-cell table:number-columns-repeated="999"/>
        </table:table-row>
        <table:table-row table:style-name="ro2">
          <table:table-cell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office:value-type="string" office:string-value="  &lt;card id=~2a5db5ea-ebee-47b2-86f2-5954d17a74a5~ name=~Mark Scars~&gt;&lt;property name=~Rarity~ value=~F~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5~ /&gt;&lt;property name=~Sailing~ value=~0~ /&gt;&lt;property name=~Adventuring~ value=~2~ /&gt;&lt;property name=~Influence~ value=~2~ /&gt;&lt;property name=~Swashbuckling~ value=~2~ /&gt;&lt;property name=~Crew Max.~ value=~~ /&gt;&lt;property name=~Move Cost~ value=~~ /&gt;&lt;property name=~Faction~ value=~Black Freighter~ /&gt;&lt;property name=~Text~ value=~Experienced..Unique..Loyal..Gunner~ /&gt;&lt;/card&gt;">
            <text:p><text:s text:c="2"/>&lt;card id=~2a5db5ea-ebee-47b2-86f2-5954d17a74a5~ name=~Mark Scars~&gt;&lt;property name=~Rarity~ value=~F~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5~ /&gt;&lt;property name=~Sailing~ value=~0~ /&gt;&lt;property name=~Adventuring~ value=~2~ /&gt;&lt;property name=~Influence~ value=~2~ /&gt;&lt;property name=~Swashbuckling~ value=~2~ /&gt;&lt;property name=~Crew Max.~ value=~~ /&gt;&lt;property name=~Move Cost~ value=~~ /&gt;&lt;property name=~Faction~ value=~Black Freighter~ /&gt;&lt;property name=~Text~ value=~Experienced..Unique..Loyal..Gunner~ /&gt;&lt;/card&gt;</text:p>
          </table:table-cell>
          <table:table-cell table:formula="of:=CONCATENATE(&quot; &lt;Relationship Target=~/cards/&quot;;[.D12];&quot;.jpg~ Id=~C&quot;;[.C12];&quot;~ Type=~http://schemas.octgn.org/picture~/&gt;&quot;)" office:value-type="string" office:string-value=" &lt;Relationship Target=~/cards/BlackSails_markscars.jpg~ Id=~C2a5db5ea-ebee-47b2-86f2-5954d17a74a5~ Type=~http://schemas.octgn.org/picture~/&gt;">
            <text:p><text:s/>&lt;Relationship Target=~/cards/BlackSails_markscars.jpg~ Id=~C2a5db5ea-ebee-47b2-86f2-5954d17a74a5~ Type=~http://schemas.octgn.org/picture~/&gt;</text:p>
          </table:table-cell>
          <table:table-cell office:value-type="string">
            <text:p>2a5db5ea-ebee-47b2-86f2-5954d17a74a5</text:p>
          </table:table-cell>
          <table:table-cell office:value-type="string">
            <text:p>BlackSails_markscars</text:p>
          </table:table-cell>
          <table:table-cell office:value-type="string">
            <text:p>Mark Scars</text:p>
          </table:table-cell>
          <table:table-cell office:value-type="string">
            <text:p>F</text:p>
          </table:table-cell>
          <table:table-cell office:value-type="string">
            <text:p>crew</text:p>
          </table:table-cell>
          <table:table-cell office:value-type="float" office:value="7">
            <text:p>7</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5">
            <text:p>5</text:p>
          </table:table-cell>
          <table:table-cell office:value-type="float" office:value="0">
            <text:p>0</text:p>
          </table:table-cell>
          <table:table-cell table:number-columns-repeated="3" office:value-type="float" office:value="2">
            <text:p>2</text:p>
          </table:table-cell>
          <table:table-cell table:number-columns-repeated="2"/>
          <table:table-cell office:value-type="string">
            <text:p>Black Freighter</text:p>
          </table:table-cell>
          <table:table-cell office:value-type="string">
            <text:p>Experienced..Unique..Loyal..Gunner</text:p>
          </table:table-cell>
          <table:table-cell table:number-columns-repeated="999"/>
        </table:table-row>
        <table:table-row table:style-name="ro2">
          <table:table-cell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office:value-type="string" office:string-value="  &lt;card id=~db9f2951-d59c-413b-8901-b7193779208a~ name=~Marooned~&gt;&lt;property name=~Rarity~ value=~F~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 Target and discard one of your Heroic crew to attach this card to your Captain, giving a +2 Influence. The nasty part is, they left him with his share of the gold.~ /&gt;&lt;/card&gt;">
            <text:p><text:s text:c="2"/>&lt;card id=~db9f2951-d59c-413b-8901-b7193779208a~ name=~Marooned~&gt;&lt;property name=~Rarity~ value=~F~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 Target and discard one of your Heroic crew to attach this card to your Captain, giving a +2 Influence. The nasty part is, they left him with his share of the gold.~ /&gt;&lt;/card&gt;</text:p>
          </table:table-cell>
          <table:table-cell table:formula="of:=CONCATENATE(&quot; &lt;Relationship Target=~/cards/&quot;;[.D13];&quot;.jpg~ Id=~C&quot;;[.C13];&quot;~ Type=~http://schemas.octgn.org/picture~/&gt;&quot;)" office:value-type="string" office:string-value=" &lt;Relationship Target=~/cards/BlackSails_marooned.jpg~ Id=~Cdb9f2951-d59c-413b-8901-b7193779208a~ Type=~http://schemas.octgn.org/picture~/&gt;">
            <text:p><text:s/>&lt;Relationship Target=~/cards/BlackSails_marooned.jpg~ Id=~Cdb9f2951-d59c-413b-8901-b7193779208a~ Type=~http://schemas.octgn.org/picture~/&gt;</text:p>
          </table:table-cell>
          <table:table-cell office:value-type="string">
            <text:p>db9f2951-d59c-413b-8901-b7193779208a</text:p>
          </table:table-cell>
          <table:table-cell office:value-type="string">
            <text:p>BlackSails_marooned</text:p>
          </table:table-cell>
          <table:table-cell office:value-type="string">
            <text:p>Marooned</text:p>
          </table:table-cell>
          <table:table-cell office:value-type="string">
            <text:p>F</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You may only play this card if you have a Villainous Captain. Target and discard one of your Heroic crew to attach this card to your Captain, giving a +2 Influence. The nasty part is, they left him with his share of the gold.</text:p>
          </table:table-cell>
          <table:table-cell table:number-columns-repeated="999"/>
        </table:table-row>
        <table:table-row table:style-name="ro2">
          <table:table-cell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office:value-type="string" office:string-value="  &lt;card id=~68b1c0d8-3d2e-42c3-8663-6046f6649e11~ name=~Moaning Song of the Dead~&gt;&lt;property name=~Rarity~ value=~F~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ust tack one of your crew with Fear of 1 or more to play this card. Target this Sea. Until the end of the turn, other players must tack one of their crew (in addition to other costs) to enter this Sea. The eerie cry echoed across the waves, chilling Gosse to his bones. He'd heard that noise before...~ /&gt;&lt;/card&gt;">
            <text:p><text:s text:c="2"/>&lt;card id=~68b1c0d8-3d2e-42c3-8663-6046f6649e11~ name=~Moaning Song of the Dead~&gt;&lt;property name=~Rarity~ value=~F~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ust tack one of your crew with Fear of 1 or more to play this card. Target this Sea. Until the end of the turn, other players must tack one of their crew (in addition to other costs) to enter this Sea. The eerie cry echoed across the waves, chilling Gosse to his bones. He'd heard that noise before...~ /&gt;&lt;/card&gt;</text:p>
          </table:table-cell>
          <table:table-cell table:formula="of:=CONCATENATE(&quot; &lt;Relationship Target=~/cards/&quot;;[.D14];&quot;.jpg~ Id=~C&quot;;[.C14];&quot;~ Type=~http://schemas.octgn.org/picture~/&gt;&quot;)" office:value-type="string" office:string-value=" &lt;Relationship Target=~/cards/BlackSails_moaningsongofthedead.jpg~ Id=~C68b1c0d8-3d2e-42c3-8663-6046f6649e11~ Type=~http://schemas.octgn.org/picture~/&gt;">
            <text:p><text:s/>&lt;Relationship Target=~/cards/BlackSails_moaningsongofthedead.jpg~ Id=~C68b1c0d8-3d2e-42c3-8663-6046f6649e11~ Type=~http://schemas.octgn.org/picture~/&gt;</text:p>
          </table:table-cell>
          <table:table-cell office:value-type="string">
            <text:p>68b1c0d8-3d2e-42c3-8663-6046f6649e11</text:p>
          </table:table-cell>
          <table:table-cell office:value-type="string">
            <text:p>BlackSails_moaningsongofthedead</text:p>
          </table:table-cell>
          <table:table-cell office:value-type="string">
            <text:p>Moaning Song of the Dead</text:p>
          </table:table-cell>
          <table:table-cell office:value-type="string">
            <text:p>F</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You must tack one of your crew with Fear of 1 or more to play this card. Target this Sea. Until the end of the turn, other players must tack one of their crew (in addition to other costs) to enter this Sea. The eerie cry echoed across the waves, chilling Gosse to his bones. He'd heard that noise before...</text:p>
          </table:table-cell>
          <table:table-cell table:number-columns-repeated="999"/>
        </table:table-row>
        <table:table-row table:style-name="ro2">
          <table:table-cell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office:value-type="string" office:string-value="  &lt;card id=~973f865f-186b-436a-a920-80264ad5b0da~ name=~Moldy Morris~&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0~ /&gt;&lt;property name=~Influence~ value=~0~ /&gt;&lt;property name=~Swashbuckling~ value=~2~ /&gt;&lt;property name=~Crew Max.~ value=~~ /&gt;&lt;property name=~Move Cost~ value=~~ /&gt;&lt;property name=~Faction~ value=~Black Freighter~ /&gt;&lt;property name=~Text~ value=~Loyal..Unique .. Morris inflicts 5 extra Hits during Boarding if an opposing crew has pushed forward to fight Morris or vice-versa. If the opposing crew is sunk, the number of Hits is reduced to zero. The rot grows from his flesh, infecting everything he touches.~ /&gt;&lt;/card&gt;">
            <text:p><text:s text:c="2"/>&lt;card id=~973f865f-186b-436a-a920-80264ad5b0da~ name=~Moldy Morris~&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0~ /&gt;&lt;property name=~Influence~ value=~0~ /&gt;&lt;property name=~Swashbuckling~ value=~2~ /&gt;&lt;property name=~Crew Max.~ value=~~ /&gt;&lt;property name=~Move Cost~ value=~~ /&gt;&lt;property name=~Faction~ value=~Black Freighter~ /&gt;&lt;property name=~Text~ value=~Loyal..Unique .. Morris inflicts 5 extra Hits during Boarding if an opposing crew has pushed forward to fight Morris or vice-versa. If the opposing crew is sunk, the number of Hits is reduced to zero. The rot grows from his flesh, infecting everything he touches.~ /&gt;&lt;/card&gt;</text:p>
          </table:table-cell>
          <table:table-cell table:formula="of:=CONCATENATE(&quot; &lt;Relationship Target=~/cards/&quot;;[.D15];&quot;.jpg~ Id=~C&quot;;[.C15];&quot;~ Type=~http://schemas.octgn.org/picture~/&gt;&quot;)" office:value-type="string" office:string-value=" &lt;Relationship Target=~/cards/BlackSails_moldymorris.jpg~ Id=~C973f865f-186b-436a-a920-80264ad5b0da~ Type=~http://schemas.octgn.org/picture~/&gt;">
            <text:p><text:s/>&lt;Relationship Target=~/cards/BlackSails_moldymorris.jpg~ Id=~C973f865f-186b-436a-a920-80264ad5b0da~ Type=~http://schemas.octgn.org/picture~/&gt;</text:p>
          </table:table-cell>
          <table:table-cell office:value-type="string">
            <text:p>973f865f-186b-436a-a920-80264ad5b0da</text:p>
          </table:table-cell>
          <table:table-cell office:value-type="string">
            <text:p>BlackSails_moldymorris</text:p>
          </table:table-cell>
          <table:table-cell office:value-type="string">
            <text:p>Moldy Morris</text:p>
          </table:table-cell>
          <table:table-cell office:value-type="string">
            <text:p>F</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table:number-columns-repeated="2"/>
          <table:table-cell office:value-type="string">
            <text:p>Black Freighter</text:p>
          </table:table-cell>
          <table:table-cell office:value-type="string">
            <text:p>Loyal..Unique .. Morris inflicts 5 extra Hits during Boarding if an opposing crew has pushed forward to fight Morris or vice-versa. If the opposing crew is sunk, the number of Hits is reduced to zero. The rot grows from his flesh, infecting everything he touches.</text:p>
          </table:table-cell>
          <table:table-cell table:number-columns-repeated="999"/>
        </table:table-row>
        <table:table-row table:style-name="ro2">
          <table:table-cell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office:value-type="string" office:string-value="  &lt;card id=~219353c9-3b4d-419e-b763-e5b8e2dcb8a3~ name=~Never Knew Him~&gt;&lt;property name=~Rarity~ value=~F~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absorbing Hits. Discard a crew card from your hand to suffer 2 fewer Hits.~ /&gt;&lt;/card&gt;">
            <text:p><text:s text:c="2"/>&lt;card id=~219353c9-3b4d-419e-b763-e5b8e2dcb8a3~ name=~Never Knew Him~&gt;&lt;property name=~Rarity~ value=~F~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absorbing Hits. Discard a crew card from your hand to suffer 2 fewer Hits.~ /&gt;&lt;/card&gt;</text:p>
          </table:table-cell>
          <table:table-cell table:formula="of:=CONCATENATE(&quot; &lt;Relationship Target=~/cards/&quot;;[.D16];&quot;.jpg~ Id=~C&quot;;[.C16];&quot;~ Type=~http://schemas.octgn.org/picture~/&gt;&quot;)" office:value-type="string" office:string-value=" &lt;Relationship Target=~/cards/BlackSails_neverknewhim.jpg~ Id=~C219353c9-3b4d-419e-b763-e5b8e2dcb8a3~ Type=~http://schemas.octgn.org/picture~/&gt;">
            <text:p><text:s/>&lt;Relationship Target=~/cards/BlackSails_neverknewhim.jpg~ Id=~C219353c9-3b4d-419e-b763-e5b8e2dcb8a3~ Type=~http://schemas.octgn.org/picture~/&gt;</text:p>
          </table:table-cell>
          <table:table-cell office:value-type="string">
            <text:p>219353c9-3b4d-419e-b763-e5b8e2dcb8a3</text:p>
          </table:table-cell>
          <table:table-cell office:value-type="string">
            <text:p>BlackSails_neverknewhim</text:p>
          </table:table-cell>
          <table:table-cell office:value-type="string">
            <text:p>Never Knew Him</text:p>
          </table:table-cell>
          <table:table-cell office:value-type="string">
            <text:p>F</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this card when you are absorbing Hits. Discard a crew card from your hand to suffer 2 fewer Hits.</text:p>
          </table:table-cell>
          <table:table-cell table:number-columns-repeated="999"/>
        </table:table-row>
        <table:table-row table:style-name="ro2">
          <table:table-cell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office:value-type="string" office:string-value="  &lt;card id=~ab403bb8-a601-4f28-bff9-65ed17d78a73~ name=~No-Leg William~&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2~ /&gt;&lt;property name=~Influence~ value=~1~ /&gt;&lt;property name=~Swashbuckling~ value=~1~ /&gt;&lt;property name=~Crew Max.~ value=~~ /&gt;&lt;property name=~Move Cost~ value=~~ /&gt;&lt;property name=~Faction~ value=~Black Freighter~ /&gt;&lt;property name=~Text~ value=~Loyal .. William may attach up to two Leg attachments .. William gains +2 to all skills if he has two Leg attachments attached.~ /&gt;&lt;/card&gt;">
            <text:p><text:s text:c="2"/>&lt;card id=~ab403bb8-a601-4f28-bff9-65ed17d78a73~ name=~No-Leg William~&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2~ /&gt;&lt;property name=~Influence~ value=~1~ /&gt;&lt;property name=~Swashbuckling~ value=~1~ /&gt;&lt;property name=~Crew Max.~ value=~~ /&gt;&lt;property name=~Move Cost~ value=~~ /&gt;&lt;property name=~Faction~ value=~Black Freighter~ /&gt;&lt;property name=~Text~ value=~Loyal .. William may attach up to two Leg attachments .. William gains +2 to all skills if he has two Leg attachments attached.~ /&gt;&lt;/card&gt;</text:p>
          </table:table-cell>
          <table:table-cell table:formula="of:=CONCATENATE(&quot; &lt;Relationship Target=~/cards/&quot;;[.D17];&quot;.jpg~ Id=~C&quot;;[.C17];&quot;~ Type=~http://schemas.octgn.org/picture~/&gt;&quot;)" office:value-type="string" office:string-value=" &lt;Relationship Target=~/cards/BlackSails_nolegwilliam.jpg~ Id=~Cab403bb8-a601-4f28-bff9-65ed17d78a73~ Type=~http://schemas.octgn.org/picture~/&gt;">
            <text:p><text:s/>&lt;Relationship Target=~/cards/BlackSails_nolegwilliam.jpg~ Id=~Cab403bb8-a601-4f28-bff9-65ed17d78a73~ Type=~http://schemas.octgn.org/picture~/&gt;</text:p>
          </table:table-cell>
          <table:table-cell office:value-type="string">
            <text:p>ab403bb8-a601-4f28-bff9-65ed17d78a73</text:p>
          </table:table-cell>
          <table:table-cell office:value-type="string">
            <text:p>BlackSails_nolegwilliam</text:p>
          </table:table-cell>
          <table:table-cell office:value-type="string">
            <text:p>No-Leg William</text:p>
          </table:table-cell>
          <table:table-cell office:value-type="string">
            <text:p>F</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table:number-columns-repeated="2" office:value-type="float" office:value="2">
            <text:p>2</text:p>
          </table:table-cell>
          <table:table-cell table:number-columns-repeated="2" office:value-type="float" office:value="1">
            <text:p>1</text:p>
          </table:table-cell>
          <table:table-cell table:number-columns-repeated="2"/>
          <table:table-cell office:value-type="string">
            <text:p>Black Freighter</text:p>
          </table:table-cell>
          <table:table-cell office:value-type="string">
            <text:p>Loyal .. William may attach up to two Leg attachments .. William gains +2 to all skills if he has two Leg attachments attached.</text:p>
          </table:table-cell>
          <table:table-cell table:number-columns-repeated="999"/>
        </table:table-row>
        <table:table-row table:style-name="ro2">
          <table:table-cell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office:value-type="string" office:string-value="  &lt;card id=~235ce134-c974-4b8e-a971-2082b2380b64~ name=~Power of Purity~&gt;&lt;property name=~Rarity~ value=~F~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one of your Heroic or Holy crew to target a Black Freighter Captain in this Sea. Inflict Hits on that Ship equal to the number of your Heroic and Holy crew.~ /&gt;&lt;/card&gt;">
            <text:p><text:s text:c="2"/>&lt;card id=~235ce134-c974-4b8e-a971-2082b2380b64~ name=~Power of Purity~&gt;&lt;property name=~Rarity~ value=~F~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one of your Heroic or Holy crew to target a Black Freighter Captain in this Sea. Inflict Hits on that Ship equal to the number of your Heroic and Holy crew.~ /&gt;&lt;/card&gt;</text:p>
          </table:table-cell>
          <table:table-cell table:formula="of:=CONCATENATE(&quot; &lt;Relationship Target=~/cards/&quot;;[.D18];&quot;.jpg~ Id=~C&quot;;[.C18];&quot;~ Type=~http://schemas.octgn.org/picture~/&gt;&quot;)" office:value-type="string" office:string-value=" &lt;Relationship Target=~/cards/BlackSails_powerofpurity.jpg~ Id=~C235ce134-c974-4b8e-a971-2082b2380b64~ Type=~http://schemas.octgn.org/picture~/&gt;">
            <text:p><text:s/>&lt;Relationship Target=~/cards/BlackSails_powerofpurity.jpg~ Id=~C235ce134-c974-4b8e-a971-2082b2380b64~ Type=~http://schemas.octgn.org/picture~/&gt;</text:p>
          </table:table-cell>
          <table:table-cell office:value-type="string">
            <text:p>235ce134-c974-4b8e-a971-2082b2380b64</text:p>
          </table:table-cell>
          <table:table-cell office:value-type="string">
            <text:p>BlackSails_powerofpurity</text:p>
          </table:table-cell>
          <table:table-cell office:value-type="string">
            <text:p>Power of Purity</text:p>
          </table:table-cell>
          <table:table-cell office:value-type="string">
            <text:p>F</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Tack one of your Heroic or Holy crew to target a Black Freighter Captain in this Sea. Inflict Hits on that Ship equal to the number of your Heroic and Holy crew.</text:p>
          </table:table-cell>
          <table:table-cell table:number-columns-repeated="999"/>
        </table:table-row>
        <table:table-row table:style-name="ro2">
          <table:table-cell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office:value-type="string" office:string-value="  &lt;card id=~07d5433a-809b-4861-8e62-f2b8aff068fd~ name=~Plague Ship~&gt;&lt;property name=~Rarity~ value=~F~ /&gt;&lt;property name=~Type~ value=~attachments~ /&gt;&lt;property name=~Cost~ value=~2~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 Unique..Ally .. Any player in this Sea may discard this card by tacking 4 cannon as an action. .. No player, except those with Black Freighter captains, may hire crew in this Sea. .. Act: Tack this card to attach it to a Sea adjacent to this Sea.~ /&gt;&lt;/card&gt;">
            <text:p><text:s text:c="2"/>&lt;card id=~07d5433a-809b-4861-8e62-f2b8aff068fd~ name=~Plague Ship~&gt;&lt;property name=~Rarity~ value=~F~ /&gt;&lt;property name=~Type~ value=~attachments~ /&gt;&lt;property name=~Cost~ value=~2~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 Unique..Ally .. Any player in this Sea may discard this card by tacking 4 cannon as an action. .. No player, except those with Black Freighter captains, may hire crew in this Sea. .. Act: Tack this card to attach it to a Sea adjacent to this Sea.~ /&gt;&lt;/card&gt;</text:p>
          </table:table-cell>
          <table:table-cell table:formula="of:=CONCATENATE(&quot; &lt;Relationship Target=~/cards/&quot;;[.D19];&quot;.jpg~ Id=~C&quot;;[.C19];&quot;~ Type=~http://schemas.octgn.org/picture~/&gt;&quot;)" office:value-type="string" office:string-value=" &lt;Relationship Target=~/cards/BlackSails_plagueship.jpg~ Id=~C07d5433a-809b-4861-8e62-f2b8aff068fd~ Type=~http://schemas.octgn.org/picture~/&gt;">
            <text:p><text:s/>&lt;Relationship Target=~/cards/BlackSails_plagueship.jpg~ Id=~C07d5433a-809b-4861-8e62-f2b8aff068fd~ Type=~http://schemas.octgn.org/picture~/&gt;</text:p>
          </table:table-cell>
          <table:table-cell office:value-type="string">
            <text:p>07d5433a-809b-4861-8e62-f2b8aff068fd</text:p>
          </table:table-cell>
          <table:table-cell office:value-type="string">
            <text:p>BlackSails_plagueship</text:p>
          </table:table-cell>
          <table:table-cell office:value-type="string">
            <text:p>Plague Ship</text:p>
          </table:table-cell>
          <table:table-cell office:value-type="string">
            <text:p>F</text:p>
          </table:table-cell>
          <table:table-cell office:value-type="string">
            <text:p>attachments</text:p>
          </table:table-cell>
          <table:table-cell office:value-type="float" office:value="2">
            <text:p>2</text:p>
          </table:table-cell>
          <table:table-cell office:value-type="string">
            <text:p>Sw</text:p>
          </table:table-cell>
          <table:table-cell table:number-columns-repeated="3"/>
          <table:table-cell office:value-type="string">
            <text:p>C</text:p>
          </table:table-cell>
          <table:table-cell office:value-type="string">
            <text:p>d,s</text:p>
          </table:table-cell>
          <table:table-cell table:number-columns-repeated="8"/>
          <table:table-cell office:value-type="string">
            <text:p>Sea Attachment - Unique..Ally .. Any player in this Sea may discard this card by tacking 4 cannon as an action. .. No player, except those with Black Freighter captains, may hire crew in this Sea. .. Act: Tack this card to attach it to a Sea adjacent to this Sea.</text:p>
          </table:table-cell>
          <table:table-cell table:number-columns-repeated="999"/>
        </table:table-row>
        <table:table-row table:style-name="ro2">
          <table:table-cell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office:value-type="string" office:string-value="  &lt;card id=~c4e5453a-eb12-43e2-925a-f6e500bb3008~ name=~Run'em Down, Boys!~&gt;&lt;property name=~Rarity~ value=~F~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 .. React: Play when another player discards a crew from play to sink that crew and attach this card to your captain. .. React: When paying an influence cost, discard this card to produce 3 Influence if it was attached to your Captain.~ /&gt;&lt;/card&gt;">
            <text:p><text:s text:c="2"/>&lt;card id=~c4e5453a-eb12-43e2-925a-f6e500bb3008~ name=~Run'em Down, Boys!~&gt;&lt;property name=~Rarity~ value=~F~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 .. React: Play when another player discards a crew from play to sink that crew and attach this card to your captain. .. React: When paying an influence cost, discard this card to produce 3 Influence if it was attached to your Captain.~ /&gt;&lt;/card&gt;</text:p>
          </table:table-cell>
          <table:table-cell table:formula="of:=CONCATENATE(&quot; &lt;Relationship Target=~/cards/&quot;;[.D20];&quot;.jpg~ Id=~C&quot;;[.C20];&quot;~ Type=~http://schemas.octgn.org/picture~/&gt;&quot;)" office:value-type="string" office:string-value=" &lt;Relationship Target=~/cards/BlackSails_runemdownboys.jpg~ Id=~Cc4e5453a-eb12-43e2-925a-f6e500bb3008~ Type=~http://schemas.octgn.org/picture~/&gt;">
            <text:p><text:s/>&lt;Relationship Target=~/cards/BlackSails_runemdownboys.jpg~ Id=~Cc4e5453a-eb12-43e2-925a-f6e500bb3008~ Type=~http://schemas.octgn.org/picture~/&gt;</text:p>
          </table:table-cell>
          <table:table-cell office:value-type="string">
            <text:p>c4e5453a-eb12-43e2-925a-f6e500bb3008</text:p>
          </table:table-cell>
          <table:table-cell office:value-type="string">
            <text:p>BlackSails_runemdownboys</text:p>
          </table:table-cell>
          <table:table-cell office:value-type="string">
            <text:p>Run'em Down, Boys!</text:p>
          </table:table-cell>
          <table:table-cell office:value-type="string">
            <text:p>F</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You may only play this card if you have a Villainous Captain. .. React: Play when another player discards a crew from play to sink that crew and attach this card to your captain. .. React: When paying an influence cost, discard this card to produce 3 Influence if it was attached to your Captain.</text:p>
          </table:table-cell>
          <table:table-cell table:number-columns-repeated="999"/>
        </table:table-row>
        <table:table-row table:style-name="ro2">
          <table:table-cell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office:value-type="string" office:string-value="  &lt;card id=~02ff5af5-20d7-43c6-9d9e-c0ea389bd7be~ name=~Savage Storm~&gt;&lt;property name=~Rarity~ value=~F~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 Weather .. Any player may pay 1 Adventuring as an action to attach this card to a Sea adjacent to this Sea. .. Any player may pay 5 Adventuring as an action to discard this card. .. All ships in, or moving from, this Sea have their move costs increased by 2.~ /&gt;&lt;/card&gt;">
            <text:p><text:s text:c="2"/>&lt;card id=~02ff5af5-20d7-43c6-9d9e-c0ea389bd7be~ name=~Savage Storm~&gt;&lt;property name=~Rarity~ value=~F~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 Weather .. Any player may pay 1 Adventuring as an action to attach this card to a Sea adjacent to this Sea. .. Any player may pay 5 Adventuring as an action to discard this card. .. All ships in, or moving from, this Sea have their move costs increased by 2.~ /&gt;&lt;/card&gt;</text:p>
          </table:table-cell>
          <table:table-cell table:formula="of:=CONCATENATE(&quot; &lt;Relationship Target=~/cards/&quot;;[.D21];&quot;.jpg~ Id=~C&quot;;[.C21];&quot;~ Type=~http://schemas.octgn.org/picture~/&gt;&quot;)" office:value-type="string" office:string-value=" &lt;Relationship Target=~/cards/BlackSails_savagestorm.jpg~ Id=~C02ff5af5-20d7-43c6-9d9e-c0ea389bd7be~ Type=~http://schemas.octgn.org/picture~/&gt;">
            <text:p><text:s/>&lt;Relationship Target=~/cards/BlackSails_savagestorm.jpg~ Id=~C02ff5af5-20d7-43c6-9d9e-c0ea389bd7be~ Type=~http://schemas.octgn.org/picture~/&gt;</text:p>
          </table:table-cell>
          <table:table-cell office:value-type="string">
            <text:p>02ff5af5-20d7-43c6-9d9e-c0ea389bd7be</text:p>
          </table:table-cell>
          <table:table-cell office:value-type="string">
            <text:p>BlackSails_savagestorm</text:p>
          </table:table-cell>
          <table:table-cell office:value-type="string">
            <text:p>Savage Storm</text:p>
          </table:table-cell>
          <table:table-cell office:value-type="string">
            <text:p>F</text:p>
          </table:table-cell>
          <table:table-cell office:value-type="string">
            <text:p>attachments</text:p>
          </table:table-cell>
          <table:table-cell office:value-type="float" office:value="-0">
            <text:p>0</text:p>
          </table:table-cell>
          <table:table-cell table:number-columns-repeated="4"/>
          <table:table-cell office:value-type="string">
            <text:p>C</text:p>
          </table:table-cell>
          <table:table-cell office:value-type="string">
            <text:p>d,s</text:p>
          </table:table-cell>
          <table:table-cell table:number-columns-repeated="8"/>
          <table:table-cell office:value-type="string">
            <text:p>Sea Attachment - Weather .. Any player may pay 1 Adventuring as an action to attach this card to a Sea adjacent to this Sea. .. Any player may pay 5 Adventuring as an action to discard this card. .. All ships in, or moving from, this Sea have their move costs increased by 2.</text:p>
          </table:table-cell>
          <table:table-cell table:number-columns-repeated="999"/>
        </table:table-row>
        <table:table-row table:style-name="ro2">
          <table:table-cell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office:value-type="string" office:string-value="  &lt;card id=~773a525d-df65-49c7-934f-a749f4019717~ name=~Skeletal Deck Hands~&gt;&lt;property name=~Rarity~ value=~F~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1~ /&gt;&lt;property name=~Crew Max.~ value=~~ /&gt;&lt;property name=~Move Cost~ value=~~ /&gt;&lt;property name=~Faction~ value=~Black Freighter~ /&gt;&lt;property name=~Text~ value=~Loyal ... No attachments .. Skeletal~ /&gt;&lt;/card&gt;">
            <text:p><text:s text:c="2"/>&lt;card id=~773a525d-df65-49c7-934f-a749f4019717~ name=~Skeletal Deck Hands~&gt;&lt;property name=~Rarity~ value=~F~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1~ /&gt;&lt;property name=~Crew Max.~ value=~~ /&gt;&lt;property name=~Move Cost~ value=~~ /&gt;&lt;property name=~Faction~ value=~Black Freighter~ /&gt;&lt;property name=~Text~ value=~Loyal ... No attachments .. Skeletal~ /&gt;&lt;/card&gt;</text:p>
          </table:table-cell>
          <table:table-cell table:formula="of:=CONCATENATE(&quot; &lt;Relationship Target=~/cards/&quot;;[.D22];&quot;.jpg~ Id=~C&quot;;[.C22];&quot;~ Type=~http://schemas.octgn.org/picture~/&gt;&quot;)" office:value-type="string" office:string-value=" &lt;Relationship Target=~/cards/BlackSails_skeletaldeckhands.jpg~ Id=~C773a525d-df65-49c7-934f-a749f4019717~ Type=~http://schemas.octgn.org/picture~/&gt;">
            <text:p><text:s/>&lt;Relationship Target=~/cards/BlackSails_skeletaldeckhands.jpg~ Id=~C773a525d-df65-49c7-934f-a749f4019717~ Type=~http://schemas.octgn.org/picture~/&gt;</text:p>
          </table:table-cell>
          <table:table-cell office:value-type="string">
            <text:p>773a525d-df65-49c7-934f-a749f4019717</text:p>
          </table:table-cell>
          <table:table-cell office:value-type="string">
            <text:p>BlackSails_skeletaldeckhands</text:p>
          </table:table-cell>
          <table:table-cell office:value-type="string">
            <text:p>Skeletal Deck Hands</text:p>
          </table:table-cell>
          <table:table-cell office:value-type="string">
            <text:p>F</text:p>
          </table:table-cell>
          <table:table-cell office:value-type="string">
            <text:p>crew</text:p>
          </table:table-cell>
          <table:table-cell office:value-type="float" office:value="1">
            <text:p>1</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table:table-cell office:value-type="string">
            <text:p>Black Freighter</text:p>
          </table:table-cell>
          <table:table-cell office:value-type="string">
            <text:p>Loyal ... No attachments .. Skeletal</text:p>
          </table:table-cell>
          <table:table-cell table:number-columns-repeated="999"/>
        </table:table-row>
        <table:table-row table:style-name="ro2">
          <table:table-cell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office:value-type="string" office:string-value="  &lt;card id=~43e32f71-9801-494d-99c5-01823ba0b7a1~ name=~Skeletal Shore Gang~&gt;&lt;property name=~Rarity~ value=~F~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1~ /&gt;&lt;property name=~Crew Max.~ value=~~ /&gt;&lt;property name=~Move Cost~ value=~~ /&gt;&lt;property name=~Faction~ value=~Black Freighter~ /&gt;&lt;property name=~Text~ value=~Loyal ... No attachments .. Skeletal~ /&gt;&lt;/card&gt;">
            <text:p><text:s text:c="2"/>&lt;card id=~43e32f71-9801-494d-99c5-01823ba0b7a1~ name=~Skeletal Shore Gang~&gt;&lt;property name=~Rarity~ value=~F~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1~ /&gt;&lt;property name=~Crew Max.~ value=~~ /&gt;&lt;property name=~Move Cost~ value=~~ /&gt;&lt;property name=~Faction~ value=~Black Freighter~ /&gt;&lt;property name=~Text~ value=~Loyal ... No attachments .. Skeletal~ /&gt;&lt;/card&gt;</text:p>
          </table:table-cell>
          <table:table-cell table:formula="of:=CONCATENATE(&quot; &lt;Relationship Target=~/cards/&quot;;[.D23];&quot;.jpg~ Id=~C&quot;;[.C23];&quot;~ Type=~http://schemas.octgn.org/picture~/&gt;&quot;)" office:value-type="string" office:string-value=" &lt;Relationship Target=~/cards/BlackSails_skeletalshoregang.jpg~ Id=~C43e32f71-9801-494d-99c5-01823ba0b7a1~ Type=~http://schemas.octgn.org/picture~/&gt;">
            <text:p><text:s/>&lt;Relationship Target=~/cards/BlackSails_skeletalshoregang.jpg~ Id=~C43e32f71-9801-494d-99c5-01823ba0b7a1~ Type=~http://schemas.octgn.org/picture~/&gt;</text:p>
          </table:table-cell>
          <table:table-cell office:value-type="string">
            <text:p>43e32f71-9801-494d-99c5-01823ba0b7a1</text:p>
          </table:table-cell>
          <table:table-cell office:value-type="string">
            <text:p>BlackSails_skeletalshoregang</text:p>
          </table:table-cell>
          <table:table-cell office:value-type="string">
            <text:p>Skeletal Shore Gang</text:p>
          </table:table-cell>
          <table:table-cell office:value-type="string">
            <text:p>F</text:p>
          </table:table-cell>
          <table:table-cell office:value-type="string">
            <text:p>crew</text:p>
          </table:table-cell>
          <table:table-cell office:value-type="float" office:value="2">
            <text:p>2</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table:table-cell office:value-type="string">
            <text:p>Black Freighter</text:p>
          </table:table-cell>
          <table:table-cell office:value-type="string">
            <text:p>Loyal ... No attachments .. Skeletal</text:p>
          </table:table-cell>
          <table:table-cell table:number-columns-repeated="999"/>
        </table:table-row>
        <table:table-row table:style-name="ro2">
          <table:table-cell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office:value-type="string" office:string-value="  &lt;card id=~e0b26b72-7591-44c3-b8f6-aa5f6ae4f937~ name=~Skeletal Thugs~&gt;&lt;property name=~Rarity~ value=~F~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2~ /&gt;&lt;property name=~Crew Max.~ value=~~ /&gt;&lt;property name=~Move Cost~ value=~~ /&gt;&lt;property name=~Faction~ value=~Black Freighter~ /&gt;&lt;property name=~Text~ value=~Loyal ... No attachments .. Skeletal .. Skeletal Thugs inflict 1 extra Hit during Boarding Attacks. The first one opened his mouth in a slient moan. The rest shuffled forward slowly, rusty blades hanging from their rotting hands...~ /&gt;&lt;/card&gt;">
            <text:p><text:s text:c="2"/>&lt;card id=~e0b26b72-7591-44c3-b8f6-aa5f6ae4f937~ name=~Skeletal Thugs~&gt;&lt;property name=~Rarity~ value=~F~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2~ /&gt;&lt;property name=~Crew Max.~ value=~~ /&gt;&lt;property name=~Move Cost~ value=~~ /&gt;&lt;property name=~Faction~ value=~Black Freighter~ /&gt;&lt;property name=~Text~ value=~Loyal ... No attachments .. Skeletal .. Skeletal Thugs inflict 1 extra Hit during Boarding Attacks. The first one opened his mouth in a slient moan. The rest shuffled forward slowly, rusty blades hanging from their rotting hands...~ /&gt;&lt;/card&gt;</text:p>
          </table:table-cell>
          <table:table-cell table:formula="of:=CONCATENATE(&quot; &lt;Relationship Target=~/cards/&quot;;[.D24];&quot;.jpg~ Id=~C&quot;;[.C24];&quot;~ Type=~http://schemas.octgn.org/picture~/&gt;&quot;)" office:value-type="string" office:string-value=" &lt;Relationship Target=~/cards/BlackSails_skeletalthugs.jpg~ Id=~Ce0b26b72-7591-44c3-b8f6-aa5f6ae4f937~ Type=~http://schemas.octgn.org/picture~/&gt;">
            <text:p><text:s/>&lt;Relationship Target=~/cards/BlackSails_skeletalthugs.jpg~ Id=~Ce0b26b72-7591-44c3-b8f6-aa5f6ae4f937~ Type=~http://schemas.octgn.org/picture~/&gt;</text:p>
          </table:table-cell>
          <table:table-cell office:value-type="string">
            <text:p>e0b26b72-7591-44c3-b8f6-aa5f6ae4f937</text:p>
          </table:table-cell>
          <table:table-cell office:value-type="string">
            <text:p>BlackSails_skeletalthugs</text:p>
          </table:table-cell>
          <table:table-cell office:value-type="string">
            <text:p>Skeletal Thugs</text:p>
          </table:table-cell>
          <table:table-cell office:value-type="string">
            <text:p>F</text:p>
          </table:table-cell>
          <table:table-cell office:value-type="string">
            <text:p>crew</text:p>
          </table:table-cell>
          <table:table-cell office:value-type="float" office:value="1">
            <text:p>1</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4" office:value-type="float" office:value="0">
            <text:p>0</text:p>
          </table:table-cell>
          <table:table-cell office:value-type="float" office:value="2">
            <text:p>2</text:p>
          </table:table-cell>
          <table:table-cell table:number-columns-repeated="2"/>
          <table:table-cell office:value-type="string">
            <text:p>Black Freighter</text:p>
          </table:table-cell>
          <table:table-cell office:value-type="string">
            <text:p>Loyal ... No attachments .. Skeletal .. Skeletal Thugs inflict 1 extra Hit during Boarding Attacks. The first one opened his mouth in a slient moan. The rest shuffled forward slowly, rusty blades hanging from their rotting hands...</text:p>
          </table:table-cell>
          <table:table-cell table:number-columns-repeated="999"/>
        </table:table-row>
        <table:table-row table:style-name="ro2">
          <table:table-cell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office:value-type="string" office:string-value="  &lt;card id=~1a658a71-9ca0-442b-b432-307593524d47~ name=~Thomas Gosse~&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2~ /&gt;&lt;property name=~Swashbuckling~ value=~2~ /&gt;&lt;property name=~Crew Max.~ value=~~ /&gt;&lt;property name=~Move Cost~ value=~~ /&gt;&lt;property name=~Faction~ value=~Black Freighter~ /&gt;&lt;property name=~Text~ value=~Experienced..Unique..Loyal .. The Adventuring cost of your action cards that reduce the number of Hits you suffer is reduced by 3 (minimum 0).~ /&gt;&lt;/card&gt;">
            <text:p><text:s text:c="2"/>&lt;card id=~1a658a71-9ca0-442b-b432-307593524d47~ name=~Thomas Gosse~&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2~ /&gt;&lt;property name=~Swashbuckling~ value=~2~ /&gt;&lt;property name=~Crew Max.~ value=~~ /&gt;&lt;property name=~Move Cost~ value=~~ /&gt;&lt;property name=~Faction~ value=~Black Freighter~ /&gt;&lt;property name=~Text~ value=~Experienced..Unique..Loyal .. The Adventuring cost of your action cards that reduce the number of Hits you suffer is reduced by 3 (minimum 0).~ /&gt;&lt;/card&gt;</text:p>
          </table:table-cell>
          <table:table-cell table:formula="of:=CONCATENATE(&quot; &lt;Relationship Target=~/cards/&quot;;[.D25];&quot;.jpg~ Id=~C&quot;;[.C25];&quot;~ Type=~http://schemas.octgn.org/picture~/&gt;&quot;)" office:value-type="string" office:string-value=" &lt;Relationship Target=~/cards/BlackSails_thomasgosse.jpg~ Id=~C1a658a71-9ca0-442b-b432-307593524d47~ Type=~http://schemas.octgn.org/picture~/&gt;">
            <text:p><text:s/>&lt;Relationship Target=~/cards/BlackSails_thomasgosse.jpg~ Id=~C1a658a71-9ca0-442b-b432-307593524d47~ Type=~http://schemas.octgn.org/picture~/&gt;</text:p>
          </table:table-cell>
          <table:table-cell office:value-type="string">
            <text:p>1a658a71-9ca0-442b-b432-307593524d47</text:p>
          </table:table-cell>
          <table:table-cell office:value-type="string">
            <text:p>BlackSails_thomasgosse</text:p>
          </table:table-cell>
          <table:table-cell office:value-type="string">
            <text:p>Thomas Gosse</text:p>
          </table:table-cell>
          <table:table-cell office:value-type="string">
            <text:p>F</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3" office:value-type="float" office:value="0">
            <text:p>0</text:p>
          </table:table-cell>
          <table:table-cell table:number-columns-repeated="2" office:value-type="float" office:value="2">
            <text:p>2</text:p>
          </table:table-cell>
          <table:table-cell table:number-columns-repeated="2"/>
          <table:table-cell office:value-type="string">
            <text:p>Black Freighter</text:p>
          </table:table-cell>
          <table:table-cell office:value-type="string">
            <text:p>Experienced..Unique..Loyal .. The Adventuring cost of your action cards that reduce the number of Hits you suffer is reduced by 3 (minimum 0).</text:p>
          </table:table-cell>
          <table:table-cell table:number-columns-repeated="999"/>
        </table:table-row>
        <table:table-row table:style-name="ro2">
          <table:table-cell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office:value-type="string" office:string-value="  &lt;card id=~3b4f5fb1-a9ce-4952-88db-ead1d1eae4ba~ name=~To the Death!~&gt;&lt;property name=~Rarity~ value=~F~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Black Freighter crew. Until the end of the turn, that crew gains +2 Swashbuckling.~ /&gt;&lt;/card&gt;">
            <text:p><text:s text:c="2"/>&lt;card id=~3b4f5fb1-a9ce-4952-88db-ead1d1eae4ba~ name=~To the Death!~&gt;&lt;property name=~Rarity~ value=~F~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Black Freighter crew. Until the end of the turn, that crew gains +2 Swashbuckling.~ /&gt;&lt;/card&gt;</text:p>
          </table:table-cell>
          <table:table-cell table:formula="of:=CONCATENATE(&quot; &lt;Relationship Target=~/cards/&quot;;[.D26];&quot;.jpg~ Id=~C&quot;;[.C26];&quot;~ Type=~http://schemas.octgn.org/picture~/&gt;&quot;)" office:value-type="string" office:string-value=" &lt;Relationship Target=~/cards/BlackSails_tothedeath.jpg~ Id=~C3b4f5fb1-a9ce-4952-88db-ead1d1eae4ba~ Type=~http://schemas.octgn.org/picture~/&gt;">
            <text:p><text:s/>&lt;Relationship Target=~/cards/BlackSails_tothedeath.jpg~ Id=~C3b4f5fb1-a9ce-4952-88db-ead1d1eae4ba~ Type=~http://schemas.octgn.org/picture~/&gt;</text:p>
          </table:table-cell>
          <table:table-cell office:value-type="string">
            <text:p>3b4f5fb1-a9ce-4952-88db-ead1d1eae4ba</text:p>
          </table:table-cell>
          <table:table-cell office:value-type="string">
            <text:p>BlackSails_tothedeath</text:p>
          </table:table-cell>
          <table:table-cell office:value-type="string">
            <text:p>To the Death!</text:p>
          </table:table-cell>
          <table:table-cell office:value-type="string">
            <text:p>F</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Target one of your Black Freighter crew. Until the end of the turn, that crew gains +2 Swashbuckling.</text:p>
          </table:table-cell>
          <table:table-cell table:number-columns-repeated="999"/>
        </table:table-row>
        <table:table-row table:style-name="ro2">
          <table:table-cell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office:value-type="string" office:string-value="  &lt;card id=~1307b05b-0b4c-469c-857e-a9d07cd0137f~ name=~The Traitor's Scream~&gt;&lt;property name=~Rarity~ value=~F~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Black Freighter Ship Attachment - Unique..Figurehead .. React: Tack when an opposing crew is sunk during a Boarding involving your Ship. If you have 2 or more completed adventures in play, you may put a Skeletal crew into play from your hand, without cost. The former captain, now a living figurehead. You can hear his folly in every tortured howl.~ /&gt;&lt;/card&gt;">
            <text:p><text:s text:c="2"/>&lt;card id=~1307b05b-0b4c-469c-857e-a9d07cd0137f~ name=~The Traitor's Scream~&gt;&lt;property name=~Rarity~ value=~F~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Black Freighter Ship Attachment - Unique..Figurehead .. React: Tack when an opposing crew is sunk during a Boarding involving your Ship. If you have 2 or more completed adventures in play, you may put a Skeletal crew into play from your hand, without cost. The former captain, now a living figurehead. You can hear his folly in every tortured howl.~ /&gt;&lt;/card&gt;</text:p>
          </table:table-cell>
          <table:table-cell table:formula="of:=CONCATENATE(&quot; &lt;Relationship Target=~/cards/&quot;;[.D27];&quot;.jpg~ Id=~C&quot;;[.C27];&quot;~ Type=~http://schemas.octgn.org/picture~/&gt;&quot;)" office:value-type="string" office:string-value=" &lt;Relationship Target=~/cards/BlackSails_thetraitorsscream.jpg~ Id=~C1307b05b-0b4c-469c-857e-a9d07cd0137f~ Type=~http://schemas.octgn.org/picture~/&gt;">
            <text:p><text:s/>&lt;Relationship Target=~/cards/BlackSails_thetraitorsscream.jpg~ Id=~C1307b05b-0b4c-469c-857e-a9d07cd0137f~ Type=~http://schemas.octgn.org/picture~/&gt;</text:p>
          </table:table-cell>
          <table:table-cell office:value-type="string">
            <text:p>1307b05b-0b4c-469c-857e-a9d07cd0137f</text:p>
          </table:table-cell>
          <table:table-cell office:value-type="string">
            <text:p>BlackSails_thetraitorsscream</text:p>
          </table:table-cell>
          <table:table-cell office:value-type="string">
            <text:p>The Traitor's Scream</text:p>
          </table:table-cell>
          <table:table-cell office:value-type="string">
            <text:p>F</text:p>
          </table:table-cell>
          <table:table-cell office:value-type="string">
            <text:p>attachments</text:p>
          </table:table-cell>
          <table:table-cell office:value-type="float" office:value="-0">
            <text:p>0</text:p>
          </table:table-cell>
          <table:table-cell table:number-columns-repeated="4"/>
          <table:table-cell office:value-type="string">
            <text:p>C</text:p>
          </table:table-cell>
          <table:table-cell office:value-type="string">
            <text:p>d,s</text:p>
          </table:table-cell>
          <table:table-cell table:number-columns-repeated="8"/>
          <table:table-cell office:value-type="string">
            <text:p>Black Freighter Ship Attachment - Unique..Figurehead .. React: Tack when an opposing crew is sunk during a Boarding involving your Ship. If you have 2 or more completed adventures in play, you may put a Skeletal crew into play from your hand, without cost. The former captain, now a living figurehead. You can hear his folly in every tortured howl.</text:p>
          </table:table-cell>
          <table:table-cell table:number-columns-repeated="999"/>
        </table:table-row>
        <table:table-row table:style-name="ro2">
          <table:table-cell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office:value-type="string" office:string-value="  &lt;card id=~d154f733-85ab-43f7-9d42-aaaee1ac86ae~ name=~Vile Temple~&gt;&lt;property name=~Rarity~ value=~F~ /&gt;&lt;property name=~Type~ value=~attachments~ /&gt;&lt;property name=~Cost~ value=~6~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 Unique .. Any player in this Sea may sink this card by producing 5 Swashbuckling or Cannon as an action. .. When Heroic crew tack to produce skill points, they produce 1 fewer point (minimum 0. crew with a 0 skill still produce 0).~ /&gt;&lt;/card&gt;">
            <text:p><text:s text:c="2"/>&lt;card id=~d154f733-85ab-43f7-9d42-aaaee1ac86ae~ name=~Vile Temple~&gt;&lt;property name=~Rarity~ value=~F~ /&gt;&lt;property name=~Type~ value=~attachments~ /&gt;&lt;property name=~Cost~ value=~6~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 Unique .. Any player in this Sea may sink this card by producing 5 Swashbuckling or Cannon as an action. .. When Heroic crew tack to produce skill points, they produce 1 fewer point (minimum 0. crew with a 0 skill still produce 0).~ /&gt;&lt;/card&gt;</text:p>
          </table:table-cell>
          <table:table-cell table:formula="of:=CONCATENATE(&quot; &lt;Relationship Target=~/cards/&quot;;[.D28];&quot;.jpg~ Id=~C&quot;;[.C28];&quot;~ Type=~http://schemas.octgn.org/picture~/&gt;&quot;)" office:value-type="string" office:string-value=" &lt;Relationship Target=~/cards/BlackSails_viletemple.jpg~ Id=~Cd154f733-85ab-43f7-9d42-aaaee1ac86ae~ Type=~http://schemas.octgn.org/picture~/&gt;">
            <text:p><text:s/>&lt;Relationship Target=~/cards/BlackSails_viletemple.jpg~ Id=~Cd154f733-85ab-43f7-9d42-aaaee1ac86ae~ Type=~http://schemas.octgn.org/picture~/&gt;</text:p>
          </table:table-cell>
          <table:table-cell office:value-type="string">
            <text:p>d154f733-85ab-43f7-9d42-aaaee1ac86ae</text:p>
          </table:table-cell>
          <table:table-cell office:value-type="string">
            <text:p>BlackSails_viletemple</text:p>
          </table:table-cell>
          <table:table-cell office:value-type="string">
            <text:p>Vile Temple</text:p>
          </table:table-cell>
          <table:table-cell office:value-type="string">
            <text:p>F</text:p>
          </table:table-cell>
          <table:table-cell office:value-type="string">
            <text:p>attachments</text:p>
          </table:table-cell>
          <table:table-cell office:value-type="float" office:value="6">
            <text:p>6</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Sea Attachment - Unique .. Any player in this Sea may sink this card by producing 5 Swashbuckling or Cannon as an action. .. When Heroic crew tack to produce skill points, they produce 1 fewer point (minimum 0. crew with a 0 skill still produce 0).</text:p>
          </table:table-cell>
          <table:table-cell table:number-columns-repeated="999"/>
        </table:table-row>
        <table:table-row table:style-name="ro2">
          <table:table-cell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office:value-type="string" office:string-value="  &lt;card id=~3553d05a-92d6-4d75-91c9-4301f0e58372~ name=~Well of Purity~&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2 Seas Away - To complete: Tack 3 Adventuring (2 if in la Boca). Captain Attachment: Your Heroic crew inflict 2 extra Hits during Boarding Attacks if the opposing Captain in the Boarding is Villainous. If true evil exists, then it must be balanced by an equal amount of true good.~ /&gt;&lt;/card&gt;">
            <text:p><text:s text:c="2"/>&lt;card id=~3553d05a-92d6-4d75-91c9-4301f0e58372~ name=~Well of Purity~&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2 Seas Away - To complete: Tack 3 Adventuring (2 if in la Boca). Captain Attachment: Your Heroic crew inflict 2 extra Hits during Boarding Attacks if the opposing Captain in the Boarding is Villainous. If true evil exists, then it must be balanced by an equal amount of true good.~ /&gt;&lt;/card&gt;</text:p>
          </table:table-cell>
          <table:table-cell table:formula="of:=CONCATENATE(&quot; &lt;Relationship Target=~/cards/&quot;;[.D29];&quot;.jpg~ Id=~C&quot;;[.C29];&quot;~ Type=~http://schemas.octgn.org/picture~/&gt;&quot;)" office:value-type="string" office:string-value=" &lt;Relationship Target=~/cards/BlackSails_wellofpurity.jpg~ Id=~C3553d05a-92d6-4d75-91c9-4301f0e58372~ Type=~http://schemas.octgn.org/picture~/&gt;">
            <text:p><text:s/>&lt;Relationship Target=~/cards/BlackSails_wellofpurity.jpg~ Id=~C3553d05a-92d6-4d75-91c9-4301f0e58372~ Type=~http://schemas.octgn.org/picture~/&gt;</text:p>
          </table:table-cell>
          <table:table-cell office:value-type="string">
            <text:p>3553d05a-92d6-4d75-91c9-4301f0e58372</text:p>
          </table:table-cell>
          <table:table-cell office:value-type="string">
            <text:p>BlackSails_wellofpurity</text:p>
          </table:table-cell>
          <table:table-cell office:value-type="string">
            <text:p>Well of Purity</text:p>
          </table:table-cell>
          <table:table-cell office:value-type="string">
            <text:p>F</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Unique - 2 Seas Away - To complete: Tack 3 Adventuring (2 if in la Boca). Captain Attachment: Your Heroic crew inflict 2 extra Hits during Boarding Attacks if the opposing Captain in the Boarding is Villainous. If true evil exists, then it must be balanced by an equal amount of true good.</text:p>
          </table:table-cell>
          <table:table-cell table:number-columns-repeated="999"/>
        </table:table-row>
        <table:table-row table:style-name="ro2">
          <table:table-cell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office:value-type="string" office:string-value="  &lt;card id=~221b46d2-f13f-4a9f-bf80-b276e5d48df5~ name=~William Toss~&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2~ /&gt;&lt;property name=~Swashbuckling~ value=~3~ /&gt;&lt;property name=~Crew Max.~ value=~~ /&gt;&lt;property name=~Move Cost~ value=~~ /&gt;&lt;property name=~Faction~ value=~Black Freighter~ /&gt;&lt;property name=~Text~ value=~Experienced..Unique..Loyal His luck ran out at the same time Berek's did, only no one came to pull poor William from the sea.~ /&gt;&lt;/card&gt;">
            <text:p><text:s text:c="2"/>&lt;card id=~221b46d2-f13f-4a9f-bf80-b276e5d48df5~ name=~William Toss~&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2~ /&gt;&lt;property name=~Swashbuckling~ value=~3~ /&gt;&lt;property name=~Crew Max.~ value=~~ /&gt;&lt;property name=~Move Cost~ value=~~ /&gt;&lt;property name=~Faction~ value=~Black Freighter~ /&gt;&lt;property name=~Text~ value=~Experienced..Unique..Loyal His luck ran out at the same time Berek's did, only no one came to pull poor William from the sea.~ /&gt;&lt;/card&gt;</text:p>
          </table:table-cell>
          <table:table-cell table:formula="of:=CONCATENATE(&quot; &lt;Relationship Target=~/cards/&quot;;[.D30];&quot;.jpg~ Id=~C&quot;;[.C30];&quot;~ Type=~http://schemas.octgn.org/picture~/&gt;&quot;)" office:value-type="string" office:string-value=" &lt;Relationship Target=~/cards/BlackSails_williamtoss.jpg~ Id=~C221b46d2-f13f-4a9f-bf80-b276e5d48df5~ Type=~http://schemas.octgn.org/picture~/&gt;">
            <text:p><text:s/>&lt;Relationship Target=~/cards/BlackSails_williamtoss.jpg~ Id=~C221b46d2-f13f-4a9f-bf80-b276e5d48df5~ Type=~http://schemas.octgn.org/picture~/&gt;</text:p>
          </table:table-cell>
          <table:table-cell office:value-type="string">
            <text:p>221b46d2-f13f-4a9f-bf80-b276e5d48df5</text:p>
          </table:table-cell>
          <table:table-cell office:value-type="string">
            <text:p>BlackSails_williamtoss</text:p>
          </table:table-cell>
          <table:table-cell office:value-type="string">
            <text:p>William Toss</text:p>
          </table:table-cell>
          <table:table-cell office:value-type="string">
            <text:p>F</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table:number-columns-repeated="3" office:value-type="float" office:value="2">
            <text:p>2</text:p>
          </table:table-cell>
          <table:table-cell office:value-type="float" office:value="3">
            <text:p>3</text:p>
          </table:table-cell>
          <table:table-cell table:number-columns-repeated="2"/>
          <table:table-cell office:value-type="string">
            <text:p>Black Freighter</text:p>
          </table:table-cell>
          <table:table-cell office:value-type="string">
            <text:p>Experienced..Unique..Loyal His luck ran out at the same time Berek's did, only no one came to pull poor William from the sea.</text:p>
          </table:table-cell>
          <table:table-cell table:number-columns-repeated="999"/>
        </table:table-row>
      </table:table>
      <table:table table:name="Sheet2" table:style-name="ta1" table:print="false">
        <table:table-column table:style-name="co2" table:default-cell-style-name="Default"/>
        <table:table-row table:style-name="ro1">
          <table:table-cell/>
        </table:table-row>
      </table:table>
      <table:table table:name="Sheet3" table:style-name="ta1" table:print="false">
        <table:table-column table:style-name="co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08P0" style:volatile="true">
      <number:number number: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1">01/02/2012</text:date>, <text:time>13:39: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nstantine </meta:initial-creator>
    <meta:creation-date>2011-06-24T23:46:48.35</meta:creation-date>
    <dc:date>2012-02-01T13:39:57.47</dc:date>
    <dc:creator>Konstantinos Thoukydidis</dc:creator>
    <meta:editing-duration>PT3H9M34S</meta:editing-duration>
    <meta:editing-cycles>11</meta:editing-cycles>
    <meta:generator>OpenOffice.org/3.3$Win32 OpenOffice.org_project/330m20$Build-9567</meta:generator>
    <meta:document-statistic meta:table-count="3" meta:cell-count="687" meta:object-count="0"/>
    <meta:user-defined meta:name="Info 1"/>
    <meta:user-defined meta:name="Info 2"/>
    <meta:user-defined meta:name="Info 3"/>
    <meta:user-defined meta:name="Info 4"/>
  </office:meta>
</office:document-meta>
</file>